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6.5. La norma ANSI/TIA/EIA-606-B se encarga, entre otras cosas, de definir un código de </text:p>
      <text:p text:style-name="P1">colores para el etiquetado del cableado, es una recomendación. Identifica los colores utilizados y el uso de cada uno de ellos.</text:p>
      <text:p text:style-name="Standard"/>
      <text:p text:style-name="Standard">Color T568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2-10T15:55:19.797531625</meta:creation-date>
    <dc:date>2019-12-10T16:46:46.450688307</dc:date>
    <dc:creator>I116-05 </dc:creator>
    <meta:editing-duration>PT31M6S</meta:editing-duration>
    <meta:editing-cycles>1</meta:editing-cycles>
    <meta:document-statistic meta:table-count="0" meta:image-count="0" meta:object-count="0" meta:page-count="1" meta:paragraph-count="3" meta:word-count="37" meta:character-count="228" meta:non-whitespace-character-count="193"/>
    <meta:generator>LibreOffice/6.0.4.1$Linux_X86_64 LibreOffice_project/00m0$Build-1</meta:generator>
  </office:meta>
</office:document-meta>
</file>